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w3-2</text:span></text:p>
      <text:p text:style-name="Standard"><text:span text:style-name="T1">Welcome to the HW 3.2 and HW 3.3 validation tester</text:span></text:p>
      <text:p text:style-name="Standard"><text:span text:style-name="T1">Trying to create a test user <text:s/>IvQSEkM</text:span></text:p>
      <text:p text:style-name="Standard"><text:span text:style-name="T1">Found the test user <text:s/>IvQSEkM <text:s/>in the users collection</text:span></text:p>
      <text:p text:style-name="Standard"><text:span text:style-name="T1">User creation successful.</text:span></text:p>
      <text:p text:style-name="Standard"><text:span text:style-name="T1">Trying to login for test user <text:s/>IvQSEkM</text:span></text:p>
      <text:p text:style-name="Standard"><text:span text:style-name="T1">User login successful.</text:span></text:p>
      <text:p text:style-name="Standard"><text:span text:style-name="T1">Trying to submit a post with title <text:s/>tONWpiStfJERZuRqGGfkCETmnbjwrs</text:span></text:p>
      <text:p text:style-name="Standard"><text:span text:style-name="T1">Submission of single post successful</text:span></text:p>
      <text:p text:style-name="Standard"><text:span text:style-name="T1">Trying to submit a post with title <text:s/>IQpKFiiQTwQEIjUtHtUIzkgteSsaUn</text:span></text:p>
      <text:p text:style-name="Standard"><text:span text:style-name="T1">Submission of second post successful</text:span></text:p>
      <text:p text:style-name="Standard"><text:span text:style-name="T1">Trying to grab the blog home page at url <text:s/>http://localhost:8082/</text:span></text:p>
      <text:p text:style-name="Standard"><text:span text:style-name="T1">Block index looks good.</text:span></text:p>
      <text:p text:style-name="Standard"><text:span text:style-name="T1">Found blog post in posts collection</text:span></text:p>
      <text:p text:style-name="Standard"><text:span text:style-name="T1">Tests Passed for HW 3.2. Your HW 3.2 validation code is njkfd489hj9fhds8934kf23</text:span></text:p>
      <text:p text:style-name="Standard"><text:span text:style-name="T1">Trying to submit a blog comment for post with title tONWpiStfJERZuRqGGfkCETmnbjw</text:span></text:p>
      <text:p text:style-name="Standard"><text:span text:style-name="T1">rs</text:span></text:p>
      <text:p text:style-name="Standard"><text:span text:style-name="T1">Can't add blog comments (so HW 3.3 not yet complete)</text:span></text:p>
      <text:p text:style-name="P1"/>
      <text:p text:style-name="P1"/>
      <text:p text:style-name="Standard"><text:span text:style-name="T1">Hw3-3</text:span></text:p>
      <text:p text:style-name="Standard"><text:span text:style-name="T1">Welcome to the HW 3.2 and HW 3.3 validation tester</text:span></text:p>
      <text:p text:style-name="Standard"><text:span text:style-name="T1">Trying to create a test user <text:s/>ubeZeFc</text:span></text:p>
      <text:p text:style-name="Standard"><text:span text:style-name="T1">Found the test user <text:s/>ubeZeFc <text:s/>in the users collection</text:span></text:p>
      <text:p text:style-name="Standard"><text:span text:style-name="T1">User creation successful.</text:span></text:p>
      <text:p text:style-name="Standard"><text:span text:style-name="T1">Trying to login for test user <text:s/>ubeZeFc</text:span></text:p>
      <text:p text:style-name="Standard"><text:span text:style-name="T1">User login successful.</text:span></text:p>
      <text:p text:style-name="Standard"><text:soft-page-break/><text:span text:style-name="T1">Trying to submit a post with title <text:s/>NCWQomqcfRqyUHzWjdjknmBdqPgyJD</text:span></text:p>
      <text:p text:style-name="Standard"><text:span text:style-name="T1">Submission of single post successful</text:span></text:p>
      <text:p text:style-name="Standard"><text:span text:style-name="T1">Trying to submit a post with title <text:s/>lgBjfIMShKauhMcwMAyzVzluppuXZW</text:span></text:p>
      <text:p text:style-name="Standard"><text:span text:style-name="T1">Submission of second post successful</text:span></text:p>
      <text:p text:style-name="Standard"><text:span text:style-name="T1">Trying to grab the blog home page at url <text:s/>http://localhost:8082/</text:span></text:p>
      <text:p text:style-name="Standard"><text:span text:style-name="T1">Block index looks good.</text:span></text:p>
      <text:p text:style-name="Standard"><text:span text:style-name="T1">Found blog post in posts collection</text:span></text:p>
      <text:p text:style-name="Standard"><text:span text:style-name="T1">Tests Passed for HW 3.2. Your HW 3.2 validation code is njkfd489hj9fhds8934kf23</text:span></text:p>
      <text:p text:style-name="Standard"><text:span text:style-name="T1">Trying to submit a blog comment for post with title NCWQomqcfRqyUHzWjdjknmBdqPgy</text:span></text:p>
      <text:p text:style-name="Standard"><text:span text:style-name="T1">JD</text:span></text:p>
      <text:p text:style-name="Standard"><text:span text:style-name="T1">Successfully added blog comments</text:span></text:p>
      <text:p text:style-name="Standard"><text:span text:style-name="T1">Tests Passed for HW 3.3. Your HW 3.3 validation code is ihfr48nf89jk09309kj0d2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varro</meta:initial-creator>
    <dc:creator>janavarro</dc:creator>
    <meta:editing-cycles>3</meta:editing-cycles>
    <meta:creation-date>2014-03-03T13:57:00</meta:creation-date>
    <dc:date>2014-03-03T14:05:00</dc:date>
    <meta:editing-duration>PT8S</meta:editing-duration>
    <meta:generator>LibreOffice/4.2.1.1$Windows_x86 LibreOffice_project/d7dbbd7842e6a58b0f521599204e827654e1fb8b</meta:generator>
    <meta:document-statistic meta:table-count="0" meta:image-count="0" meta:object-count="0" meta:page-count="2" meta:paragraph-count="37" meta:word-count="246" meta:character-count="1597" meta:non-whitespace-character-count="1374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